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ONTRERAS SULCA, KATHERIN LISSETH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2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ONTRERAS SULCA, KATHERIN LISSETH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COBB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2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2T16:59:1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